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DE000005B82EE6CB0416D6BB6D.png" manifest:media-type="image/png"/>
  <manifest:file-entry manifest:full-path="Pictures/1000000100000741000004C69C5BCCCE4AA2E4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Verdana" svg:font-family="Verdan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top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>
      <style:graphic-properties draw:stroke="none" draw:fill-color="#808080" draw:textarea-horizontal-align="justify" draw:textarea-vertical-align="middle" draw:auto-grow-height="false" fo:min-height="0.227cm" fo:min-width="3.668cm"/>
      <style:paragraph-properties style:writing-mode="lr-tb"/>
    </style:style>
    <style:style style:name="gr16" style:family="graphic" style:parent-style-name="standard">
      <style:graphic-properties draw:stroke="none" draw:fill-color="#808080" draw:textarea-horizontal-align="justify" draw:textarea-vertical-align="middle" draw:auto-grow-height="false" fo:min-height="0.227cm" fo:min-width="2.835cm"/>
      <style:paragraph-properties style:writing-mode="lr-tb"/>
    </style:style>
    <style:style style:name="gr17" style:family="graphic" style:parent-style-name="objectwithoutfill">
      <style:graphic-properties draw:marker-end="Arrowheads_20_1" draw:marker-end-width="0.3cm" draw:fill="none" draw:textarea-vertical-align="middle"/>
    </style:style>
    <style:style style:name="gr18" style:family="graphic" style:parent-style-name="objectwithoutfill">
      <style:graphic-properties draw:marker-end="Arrowheads_20_2" draw:marker-end-width="0.3cm" draw:fill="none" draw:textarea-vertical-align="middle"/>
    </style:style>
    <style:style style:name="gr19" style:family="graphic" style:parent-style-name="objectwithoutfill">
      <style:graphic-properties draw:marker-end="Arrowheads_20_3" draw:marker-end-width="0.3cm" draw:fill="none" draw:textarea-vertical-align="middl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draw:marker-end="Arrowheads_20_4" draw:marker-end-width="0.3cm" draw:fill="none" draw:textarea-vertical-align="middle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objectwithoutfill">
      <style:graphic-properties svg:stroke-color="#ffd320" draw:marker-end="Arrowheads_20_6" draw:marker-end-width="0.3cm" draw:fill="none" draw:textarea-vertical-align="middle"/>
    </style:style>
    <style:style style:name="gr24" style:family="graphic" style:parent-style-name="objectwithoutfill">
      <style:graphic-properties svg:stroke-color="#ffd320" draw:marker-end="Arrowheads_20_7" draw:marker-end-width="0.3cm" draw:fill="none" draw:textarea-vertical-align="middle"/>
    </style:style>
    <style:style style:name="gr25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gradient" draw:fill-color="#314004" draw:secondary-fill-color="#cfe7e5" draw:fill-gradient-name="Gradient_20_1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314004" draw:fill-gradient-name="Gradient_20_12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314004" draw:fill-gradient-name="Gradient_20_12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314004" draw:fill-gradient-name="Gradient_20_12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314004" draw:fill-gradient-name="Gradient_20_12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314004" draw:fill-gradient-name="Gradient_20_12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314004" draw:fill-gradient-name="Gradient_20_12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314004" draw:fill-gradient-name="Gradient_20_12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314004" draw:fill-gradient-name="Gradient_20_12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314004" draw:fill-gradient-name="Gradient_20_12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314004" draw:fill-gradient-name="Gradient_20_12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gradient" draw:fill-color="#314004" draw:fill-gradient-name="Gradient_20_12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42" style:family="graphic" style:parent-style-name="objectwithoutfill">
      <style:graphic-properties draw:marker-end="Arrowheads_20_8" draw:marker-end-width="0.3cm" draw:fill="none" draw:textarea-vertical-align="middle"/>
    </style:style>
    <style:style style:name="gr43" style:family="graphic" style:parent-style-name="objectwithoutfill">
      <style:graphic-properties svg:stroke-color="#ffd320" draw:marker-end="Arrowheads_20_9" draw:marker-end-width="0.3cm" draw:fill="none" draw:textarea-vertical-align="middle"/>
    </style:style>
    <style:style style:name="gr44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47" style:family="graphic" style:parent-style-name="standard">
      <style:graphic-properties draw:stroke="none" draw:fill-color="#808080" draw:textarea-horizontal-align="justify" draw:textarea-vertical-align="middle" draw:auto-grow-height="false" fo:min-height="1.02cm" fo:min-width="3.945cm"/>
      <style:paragraph-properties style:writing-mode="lr-tb"/>
    </style:style>
    <style:style style:name="gr48" style:family="graphic" style:parent-style-name="standard">
      <style:graphic-properties draw:stroke="none" draw:fill-color="#000000" draw:textarea-horizontal-align="justify" draw:textarea-vertical-align="middle" draw:auto-grow-height="false" fo:min-height="1.02cm" fo:min-width="3.945cm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52" style:family="graphic" style:parent-style-name="standard">
      <style:graphic-properties draw:stroke="none" draw:fill-color="#808080" draw:textarea-horizontal-align="justify" draw:textarea-vertical-align="middle" draw:auto-grow-height="false" fo:min-height="0.227cm" fo:min-width="3.2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-color="#808080"/>
      <style:paragraph-properties fo:text-align="center" style:writing-mode="lr-tb"/>
      <style:text-properties fo:font-size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gradient" draw:fill-color="#314004" draw:secondary-fill-color="#cfe7e5" draw:fill-gradient-name="Gradient_20_1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314004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custom-shape draw:style-name="gr1" draw:text-style-name="P2" draw:layer="layout" svg:width="4cm" svg:height="4cm" svg:x="24.149cm" svg:y="7.684cm">
            <text:p text:style-name="P1"><text:span text:style-name="T1">- Marketing</text:span></text:p>
            <text:p text:style-name="P1"><text:span text:style-name="T1">- Market research</text:span></text:p>
            <text:p text:style-name="P1"><text:span text:style-name="T1">- Sales forecast</text:span></text:p>
            <text:p text:style-name="P1"><text:span text:style-name="T1">- Sales 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4cm" svg:height="1.4cm" svg:x="24.148cm" svg:y="10.284cm">
            <text:p text:style-name="P3"><text:span text:style-name="T2">Sales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3" draw:text-style-name="P2" draw:layer="layout" svg:width="4cm" svg:height="4cm" svg:x="15.097cm" svg:y="10.525cm">
            <text:p text:style-name="P1"><text:span text:style-name="T1">- PCB workshop</text:span></text:p>
            <text:p text:style-name="P1"><text:span text:style-name="T1">- Metal workshop</text:span></text:p>
            <text:p text:style-name="P1"><text:span text:style-name="T1">- Assembly workshop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4cm" svg:height="1.4cm" svg:x="15.093cm" svg:y="13.125cm">
            <text:p text:style-name="P3"><text:span text:style-name="T2">Manufacturing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5" draw:text-style-name="P2" draw:layer="layout" svg:width="4cm" svg:height="4cm" svg:x="9.572cm" svg:y="8.43cm">
            <text:p text:style-name="P1"><text:span text:style-name="T1">- Inventory control</text:span></text:p>
            <text:p text:style-name="P1"><text:span text:style-name="T1">- Supplier contracts</text:span></text:p>
            <text:p text:style-name="P1"><text:span text:style-name="T1">- Purchase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4cm" svg:height="1.4cm" svg:x="9.572cm" svg:y="11.03cm">
            <text:p text:style-name="P3"><text:span text:style-name="T2">Purchase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7" draw:text-style-name="P2" draw:layer="layout" svg:width="4cm" svg:height="4cm" svg:x="15.287cm" svg:y="16.875cm">
            <text:p text:style-name="P1"><text:span text:style-name="T1">- Warehouse</text:span></text:p>
            <text:p text:style-name="P1"><text:span text:style-name="T1">- Shipping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4cm" svg:height="1.4cm" svg:x="15.287cm" svg:y="19.475cm">
            <text:p text:style-name="P3"><text:span text:style-name="T2">Logistics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9" draw:text-style-name="P2" draw:layer="layout" svg:width="4cm" svg:height="4cm" svg:x="26.401cm" svg:y="16.05cm">
            <text:p text:style-name="P1"><text:span text:style-name="T1">- Installation</text:span></text:p>
            <text:p text:style-name="P1"><text:span text:style-name="T1">- After sales</text:span></text:p>
            <text:p text:style-name="P1"><text:span text:style-name="T1">- Training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4cm" svg:height="1.4cm" svg:x="26.4cm" svg:y="18.65cm">
            <text:p text:style-name="P3"><text:span text:style-name="T2">Customer supp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2" draw:layer="layout" svg:width="4cm" svg:height="4cm" svg:x="21.637cm" svg:y="13.7cm">
            <text:p text:style-name="P1"><text:span text:style-name="T1">- Product development</text:span></text:p>
            <text:p text:style-name="P1"><text:span text:style-name="T1">- Software development</text:span></text:p>
            <text:p text:style-name="P1"><text:span text:style-name="T1">- Documentation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4cm" svg:height="1.4cm" svg:x="21.637cm" svg:y="16.3cm">
            <text:p text:style-name="P3"><text:span text:style-name="T3">R&amp;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4cm" svg:height="4cm" svg:x="7.032cm" svg:y="18.272cm">
            <text:p text:style-name="P1"><text:span text:style-name="T1">- Finance</text:span></text:p>
            <text:p text:style-name="P1"><text:span text:style-name="T1">- HR</text:span></text:p>
            <text:p text:style-name="P1"><text:span text:style-name="T1">- Facilities &amp; Maintenance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4" draw:layer="layout" svg:width="4cm" svg:height="1.4cm" svg:x="7.032cm" svg:y="20.872cm">
            <text:p text:style-name="P3"><text:span text:style-name="T2">Support function</text:span>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6" draw:layer="layout" svg:width="4.762cm" svg:height="0.953cm" svg:x="17.193cm" svg:y="8.62cm">
          <text:p text:style-name="P5"><text:span text:style-name="T4">Sales forecast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draw:layer="layout" svg:width="3.81cm" svg:height="0.953cm" svg:x="19.732cm" svg:y="10.842cm">
          <text:p text:style-name="P5"><text:span text:style-name="T4">Work order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" draw:text-style-name="P7" draw:layer="layout" svg:x1="11.572cm" svg:y1="12.43cm" svg:x2="15.287cm" svg:y2="18.875cm" draw:start-shape="id1" draw:start-glue-point="2" draw:end-shape="id2" draw:end-glue-point="3" svg:d="M11572 12430v6445h3715" svg:viewBox="0 0 3716 6446">
          <text:p/>
        </draw:connector>
        <draw:connector draw:style-name="gr18" draw:text-style-name="P7" draw:layer="layout" svg:x1="17.287cm" svg:y1="16.875cm" svg:x2="17.095cm" svg:y2="14.525cm" draw:start-shape="id2" draw:start-glue-point="0" draw:end-shape="id3" draw:end-glue-point="2" svg:d="M17287 16875v-1174h-192v-1176" svg:viewBox="0 0 193 2351">
          <text:p/>
        </draw:connector>
        <draw:connector draw:style-name="gr19" draw:text-style-name="P7" draw:layer="layout" draw:line-skew="1.173cm" svg:x1="19.097cm" svg:y1="12.525cm" svg:x2="19.287cm" svg:y2="18.875cm" draw:start-shape="id3" draw:start-glue-point="1" draw:end-shape="id2" svg:d="M19097 12525h1905v6350h-1715" svg:viewBox="0 0 1906 6351">
          <text:p/>
        </draw:connector>
        <draw:frame draw:style-name="gr20" draw:text-style-name="P8" xml:id="id5" draw:id="id5" draw:layer="layout" svg:width="8.749cm" svg:height="5.757cm" svg:x="31.545cm" svg:y="10.525cm">
          <draw:image xlink:href="Pictures/1000000100000741000004C69C5BCCCE4AA2E41C.png" xlink:type="simple" xlink:show="embed" xlink:actuate="onLoad" draw:mime-type="image/png">
            <text:p/>
          </draw:image>
        </draw:frame>
        <draw:custom-shape draw:style-name="gr16" draw:text-style-name="P6" draw:layer="layout" svg:width="3.81cm" svg:height="0.953cm" svg:x="28.682cm" svg:y="9.343cm">
          <text:p text:style-name="P5"><text:span text:style-name="T4">Future plan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1" draw:text-style-name="P7" draw:layer="layout" svg:x1="17.287cm" svg:y1="20.875cm" svg:x2="28.4cm" svg:y2="20.05cm" draw:start-shape="id2" draw:start-glue-point="2" draw:end-shape="id4" draw:end-glue-point="2" svg:d="M17287 20875v542h11113v-1367" svg:viewBox="0 0 11114 1368">
          <text:p/>
        </draw:connector>
        <draw:connector draw:style-name="gr22" draw:text-style-name="P7" draw:layer="layout" svg:x1="28.4cm" svg:y1="16.05cm" svg:x2="31.545cm" svg:y2="13.403cm" draw:start-shape="id4" draw:start-glue-point="0" draw:end-shape="id5" draw:end-glue-point="3" svg:d="M28400 16050v-2647h3145" svg:viewBox="0 0 3146 2648">
          <text:p/>
        </draw:connector>
        <draw:connector draw:style-name="gr23" draw:text-style-name="P7" draw:layer="layout" draw:type="curve" svg:x1="24.148cm" svg:y1="9.684cm" svg:x2="11.572cm" svg:y2="8.43cm" draw:start-shape="id6" draw:start-glue-point="3" draw:end-shape="id1" draw:end-glue-point="0" svg:d="M24148 9684c-7930 0-6608-898-7770-1414s-4806-651-4806 160" svg:viewBox="0 0 12577 1833">
          <text:p/>
        </draw:connector>
        <draw:connector draw:style-name="gr24" draw:text-style-name="P7" draw:layer="layout" draw:type="curve" svg:x1="26.148cm" svg:y1="11.684cm" svg:x2="17.095cm" svg:y2="10.525cm" draw:start-shape="id6" draw:start-glue-point="2" draw:end-shape="id3" draw:end-glue-point="0" svg:d="M26148 11684c0 813-4525 542-4525-579s-4528-1391-4528-580" svg:viewBox="0 0 9054 2099">
          <text:p/>
        </draw:connector>
        <draw:g draw:name="start-event-non-interrupting-message 1">
          <draw:path draw:style-name="gr25" draw:text-style-name="P9" draw:layer="layout" svg:width="1cm" svg:height="1cm" svg:x="19.522cm" svg:y="7.799cm" svg:viewBox="0 0 1001 1001" svg:d="M1001 500c0-277-224-500-501-500-276 0-500 223-500 500s224 501 500 501c277 0 501-224 501-501z">
            <text:p/>
          </draw:path>
          <draw:custom-shape draw:style-name="gr26" draw:text-style-name="P10" draw:layer="layout" svg:width="0.6cm" svg:height="0.4cm" svg:x="19.723cm" svg:y="8.093cm">
            <text:p/>
            <draw:enhanced-geometry svg:viewBox="0 0 21600 21600" draw:type="rectangle" draw:enhanced-path="M 0 0 L 21600 0 21600 21600 0 21600 0 0 Z N"/>
          </draw:custom-shape>
          <draw:polygon draw:style-name="gr27" draw:text-style-name="P10" draw:layer="layout" svg:width="0.599cm" svg:height="0.149cm" svg:x="19.723cm" svg:y="8.093cm" svg:viewBox="0 0 600 150" draw:points="0,0 300,150 600,0">
            <text:p/>
          </draw:polygon>
        </draw:g>
        <draw:g draw:name="data-object 1">
          <draw:polygon draw:style-name="gr28" draw:text-style-name="P10" draw:layer="layout" svg:width="0.634cm" svg:height="0.952cm" svg:x="21.655cm" svg:y="10.012cm" svg:viewBox="0 0 635 953" draw:points="0,0 0,953 635,953 635,318 381,318 380,0">
            <text:p/>
          </draw:polygon>
          <draw:polygon draw:style-name="gr29" draw:text-style-name="P9" draw:layer="layout" svg:width="0.253cm" svg:height="0.317cm" svg:x="22.036cm" svg:y="10.012cm" svg:viewBox="0 0 254 318" draw:points="254,318 0,0 0,318">
            <text:p/>
          </draw:polygon>
        </draw:g>
        <draw:g>
          <draw:path draw:style-name="gr30" draw:text-style-name="P11" draw:layer="layout" svg:width="0.315cm" svg:height="0.226cm" svg:x="31.616cm" svg:y="9.192cm" svg:viewBox="0 0 316 227" svg:d="M0 219c110 0 162 31 271-32 109-62 1-187-109-187 0 70-162 219-162 219z">
            <text:p/>
          </draw:path>
          <draw:g>
            <draw:path draw:style-name="gr31" draw:text-style-name="P12" draw:layer="layout" svg:width="1.091cm" svg:height="0.82cm" svg:x="29.86cm" svg:y="8.584cm" svg:viewBox="0 0 1092 821" svg:d="M540 0c473 0 552 306 552 580-158 183-791 365-1090 130-17-267 62-710 538-710z">
              <text:p/>
            </draw:path>
            <draw:path draw:style-name="gr32" draw:text-style-name="P12" draw:layer="layout" svg:width="0.236cm" svg:height="0.593cm" svg:x="30.399cm" svg:y="8.721cm" svg:viewBox="0 0 237 594" svg:d="M0 45c53-30 185-14 237-45 0 183 0 594 0 594 0-208-184-397-237-549z">
              <text:p/>
            </draw:path>
            <draw:path draw:style-name="gr33" draw:text-style-name="P12" draw:layer="layout" svg:width="0.358cm" svg:height="0.493cm" svg:x="30.298cm" svg:y="8.311cm" svg:viewBox="0 0 359 494" svg:d="M158 0c134 0 177 167 177 258s82 198-56 227c-139 29-279-5-279-212 0-206 24-273 158-273z">
              <text:p/>
            </draw:path>
            <draw:path draw:style-name="gr34" draw:text-style-name="P12" draw:layer="layout" svg:width="0.553cm" svg:height="0.729cm" svg:x="30.32cm" svg:y="7.9cm" svg:viewBox="0 0 554 730" svg:d="M316 0c135 0 238 0 238 319s-103 411-238 411c-134 0-316-204-316-411s182-319 316-319z">
              <text:p/>
            </draw:path>
            <draw:path draw:style-name="gr35" draw:text-style-name="P12" draw:layer="layout" svg:width="0.67cm" svg:height="0.69cm" svg:x="30.189cm" svg:y="7.717cm" svg:viewBox="0 0 671 691" svg:d="M290 0c158 0 395 0 380 183-80 83-338 21-380 90-126 210 79 549-238 366-158-411 80-639 238-639z">
              <text:p/>
            </draw:path>
            <draw:path draw:style-name="gr36" draw:text-style-name="P12" draw:layer="layout" svg:width="0.933cm" svg:height="0.656cm" svg:x="30.873cm" svg:y="8.767cm" svg:viewBox="0 0 934 657" svg:d="M475 0c474 0 430 394 459 580-246 157-776 59-934-169 79-183 0-411 475-411z">
              <text:p/>
            </draw:path>
            <draw:path draw:style-name="gr37" draw:text-style-name="P12" draw:layer="layout" svg:width="0.232cm" svg:height="0.511cm" svg:x="31.111cm" svg:y="8.848cm" svg:viewBox="0 0 233 512" svg:d="M16 0c55 62 109 94 217 31-157 137-233 481-233 481 0-206 16-329 16-512z">
              <text:p/>
            </draw:path>
            <draw:path draw:style-name="gr38" draw:text-style-name="P12" draw:layer="layout" svg:width="0.326cm" svg:height="0.377cm" svg:x="31.111cm" svg:y="8.539cm" svg:viewBox="0 0 327 378" svg:d="M237 0c134 0 79 137 79 228 0 92-158 183-237 138-79-46-79-46-79-183 0-138 103-183 237-183z">
              <text:p/>
            </draw:path>
            <draw:path draw:style-name="gr39" draw:text-style-name="P12" draw:layer="layout" svg:width="0.474cm" svg:height="0.593cm" svg:x="30.953cm" svg:y="8.173cm" svg:viewBox="0 0 475 594" svg:d="M237 0c134 0 238 45 238 228s-104 366-238 366-237-159-237-366 103-228 237-228z">
              <text:p/>
            </draw:path>
            <draw:path draw:style-name="gr40" draw:text-style-name="P12" draw:layer="layout" svg:width="0.659cm" svg:height="0.834cm" svg:x="30.952cm" svg:y="7.945cm" svg:viewBox="0 0 660 835" svg:d="M423 0c-158 0-437 45-422 228 80 83 353 22 394 92 126 208-27 593 159 502 237-456 27-822-131-822z">
              <text:p/>
            </draw:path>
            <draw:path draw:style-name="gr41" draw:text-style-name="P12" draw:layer="layout" svg:width="1.933cm" svg:height="1.699cm" svg:x="29.873cm" svg:y="7.717cm" svg:viewBox="0 0 1934 1700" svg:d="M605 0c158 0 410 0 395 183-5 17-53 30-79 45 158 320 0 685-158 685 158 46 262 154 296 333 32-106 107-162 178-150l-2-67c-165-94-214-421-77-526 0 0-100-19-79-47-23-221 451-264 498-207 139 62 260 515 42 828 286 23 286 367 315 554-300 156-761 21-910-137-234 193-816 255-1021 94-26-345 124-683 418-709-2-74 13-132 13-208-27-16-48-13-67-32-158-411 80-639 238-639z">
              <text:p/>
            </draw:path>
          </draw:g>
        </draw:g>
        <draw:frame draw:style-name="gr20" draw:text-style-name="P8" xml:id="id7" draw:id="id7" draw:layer="layout" svg:width="4.445cm" svg:height="3.701cm" svg:x="4.175cm" svg:y="12.674cm">
          <draw:image xlink:href="Pictures/10000001000006DE000005B82EE6CB0416D6BB6D.png" xlink:type="simple" xlink:show="embed" xlink:actuate="onLoad" draw:mime-type="image/png">
            <text:p/>
          </draw:image>
        </draw:frame>
        <draw:connector draw:style-name="gr42" draw:text-style-name="P7" draw:layer="layout" draw:line-skew="-0.456cm" svg:x1="8.62cm" svg:y1="14.524cm" svg:x2="15.287cm" svg:y2="18.875cm" draw:start-shape="id7" draw:start-glue-point="1" draw:end-shape="id2" draw:end-glue-point="3" svg:d="M8620 14524h2857v4351h3810" svg:viewBox="0 0 6668 4352">
          <text:p/>
        </draw:connector>
        <draw:connector draw:style-name="gr43" draw:text-style-name="P7" draw:layer="layout" draw:type="curve" svg:x1="9.572cm" svg:y1="10.43cm" svg:x2="6.397cm" svg:y2="12.674cm" draw:start-shape="id1" draw:start-glue-point="3" draw:end-shape="id7" draw:end-glue-point="0" svg:d="M9572 10430c-2117 0-3175 748-3175 2244" svg:viewBox="0 0 3176 2245">
          <text:p/>
        </draw:connector>
        <draw:custom-shape draw:style-name="gr15" draw:text-style-name="P6" draw:layer="layout" svg:width="4.762cm" svg:height="0.953cm" draw:transform="rotate (0.800757060814998) translate (4.68cm 12.437cm)">
          <text:p text:style-name="P5"><text:span text:style-name="T4">Purchase Orde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start-event-non-interrupting-message 2">
          <draw:path draw:style-name="gr44" draw:text-style-name="P9" draw:layer="layout" svg:width="1cm" svg:height="1cm" svg:x="5.823cm" svg:y="9.592cm" svg:viewBox="0 0 1001 1001" svg:d="M1001 500c0-277-224-500-501-500-276 0-500 223-500 500s224 501 500 501c277 0 501-224 501-501z">
            <text:p/>
          </draw:path>
          <draw:custom-shape draw:style-name="gr45" draw:text-style-name="P10" draw:layer="layout" svg:width="0.6cm" svg:height="0.4cm" svg:x="6.024cm" svg:y="9.886cm">
            <text:p/>
            <draw:enhanced-geometry svg:viewBox="0 0 21600 21600" draw:type="rectangle" draw:enhanced-path="M 0 0 L 21600 0 21600 21600 0 21600 0 0 Z N"/>
          </draw:custom-shape>
          <draw:polygon draw:style-name="gr46" draw:text-style-name="P10" draw:layer="layout" svg:width="0.599cm" svg:height="0.149cm" svg:x="6.024cm" svg:y="9.886cm" svg:viewBox="0 0 600 150" draw:points="0,0 300,150 600,0">
            <text:p/>
          </draw:polygon>
        </draw:g>
        <draw:custom-shape draw:style-name="gr47" draw:text-style-name="P13" draw:layer="layout" svg:width="4.445cm" svg:height="1.27cm" svg:x="33.502cm" svg:y="16.022cm">
          <text:p text:style-name="P8"/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4.445cm" svg:height="1.27cm" svg:x="33.385cm" svg:y="15.922cm">
          <text:p text:style-name="P8">Customer</text:p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4.445cm" svg:height="1.27cm" svg:x="4.057cm" svg:y="16.55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4.445cm" svg:height="1.27cm" svg:x="4.192cm" svg:y="16.475cm">
          <text:p text:style-name="P8">Supplier</text:p>
          <draw:enhanced-geometry svg:viewBox="0 0 21600 21600" draw:type="rectangle" draw:enhanced-path="M 0 0 L 21600 0 21600 21600 0 21600 0 0 Z N"/>
        </draw:custom-shape>
        <draw:g draw:name="start-event-non-interrupting-message 3">
          <draw:path draw:style-name="gr49" draw:text-style-name="P9" draw:layer="layout" svg:width="1cm" svg:height="1cm" svg:x="30.023cm" svg:y="10.192cm" svg:viewBox="0 0 1001 1001" svg:d="M1001 500c0-277-224-500-501-500-276 0-500 223-500 500s224 501 500 501c277 0 501-224 501-501z">
            <text:p/>
          </draw:path>
          <draw:custom-shape draw:style-name="gr50" draw:text-style-name="P10" draw:layer="layout" svg:width="0.6cm" svg:height="0.4cm" svg:x="30.224cm" svg:y="10.486cm">
            <text:p/>
            <draw:enhanced-geometry svg:viewBox="0 0 21600 21600" draw:type="rectangle" draw:enhanced-path="M 0 0 L 21600 0 21600 21600 0 21600 0 0 Z N"/>
          </draw:custom-shape>
          <draw:polygon draw:style-name="gr51" draw:text-style-name="P10" draw:layer="layout" svg:width="0.599cm" svg:height="0.149cm" svg:x="30.224cm" svg:y="10.486cm" svg:viewBox="0 0 600 150" draw:points="0,0 300,150 600,0">
            <text:p/>
          </draw:polygon>
        </draw:g>
        <draw:custom-shape draw:style-name="gr52" draw:text-style-name="P6" draw:layer="layout" svg:width="4.25cm" svg:height="0.953cm" svg:x="28.182cm" svg:y="10.943cm">
          <text:p text:style-name="P5"><text:span text:style-name="T4">Purchase orde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Verdana" svg:font-family="Verdan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2" draw:display-name="Gradient 12" draw:style="linear" draw:start-color="#000000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Arial1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Verdana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23:30:26.300031803</meta:creation-date>
    <dc:date>2022-10-06T00:23:24.353998963</dc:date>
    <meta:editing-duration>PT1H9M36S</meta:editing-duration>
    <meta:editing-cycles>10</meta:editing-cycles>
    <meta:generator>LibreOffice/7.4.1.2$Linux_X86_64 LibreOffice_project/40$Build-2</meta:generator>
    <meta:document-statistic meta:object-count="70"/>
  </office:meta>
</office:document-meta>
</file>